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round" draw:fill="solid" draw:fill-color="#cfe7e5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list-style-name="L1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3" style:family="graphic" style:list-style-name="L1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4" style:family="graphic" style:list-style-name="L1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5" style:family="graphic" style:list-style-name="L1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6" style:family="graphic" style:list-style-name="L1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7" style:family="graphic" style:list-style-name="L1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8" style:family="graphic" style:list-style-name="L1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cfe7e5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6" style:family="graphic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8" style:family="graphic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20" style:family="graphic">
      <style:graphic-properties style:protect="size"/>
    </style:style>
    <style:style style:name="gr21" style:family="graphic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notes">
      <style:graphic-properties draw:fill-color="#ffffff" fo:min-height="12.56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93%" fo:text-align="center" fo:text-indent="0cm" style:line-break="strict"/>
      <style:text-properties fo:font-size="24pt"/>
    </style:style>
    <style:style style:name="P3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line-height="93%" fo:text-align="center" fo:text-indent="0cm" style:line-break="strict"/>
      <style:text-properties fo:font-size="18pt"/>
    </style:style>
    <style:style style:name="P5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line-height="93%" fo:text-indent="0cm" style:line-break="strict"/>
      <style:text-properties fo:font-size="18pt"/>
    </style:style>
    <style:style style:name="P7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P10" style:family="paragraph">
      <style:paragraph-properties fo:text-align="center" style:writing-mode="lr-tb"/>
    </style:style>
    <style:style style:name="T1" style:family="text">
      <style:text-properties fo:color="#000000" fo:font-family="Arial" style:font-family-generic="roman" style:font-pitch="variable" fo:font-size="24pt" fo:language="en" fo:country="US" style:font-size-asian="24pt" style:font-size-complex="24pt"/>
    </style:style>
    <style:style style:name="T2" style:family="text">
      <style:text-properties fo:color="#000000" fo:font-size="24pt" fo:language="en" fo:country="US" style:font-size-asian="24pt" style:font-size-complex="24pt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font-family="Arial" style:font-family-generic="roman" style:font-pitch="variable" fo:language="en" fo:country="US"/>
    </style:style>
    <style:style style:name="T5" style:family="text">
      <style:text-properties fo:color="#000000" fo:font-family="Arial" style:font-family-generic="roman" style:font-pitch="variable"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5" draw:id="id5" draw:layer="layout" svg:width="6.856cm" svg:height="3.809cm" svg:x="8.128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6cm" svg:height="2.139cm" svg:x="8.128cm" svg:y="6.645cm">
          <text:list text:style-name="L1">
            <text:list-header>
              <text:p text:style-name="P2"><text:span text:style-name="T1">Extract MRT Header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xml:id="id6" draw:id="id6" draw:layer="layout" svg:width="6.858cm" svg:height="4.064cm" svg:x="8.128cm" svg:y="10.4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64cm" svg:height="3.303cm" svg:x="7.876cm" svg:y="10.921cm">
          <text:list text:style-name="L1">
            <text:list-header>
              <text:p text:style-name="P2"><text:span text:style-name="T1">Extract TimeStamp and BGP Message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xml:id="id4" draw:id="id4" draw:layer="layout" svg:width="8.127cm" svg:height="4.066cm" svg:x="18.034cm" svg:y="3.30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3" draw:layer="layout" svg:width="7.364cm" svg:height="2.284cm" svg:x="18.542cm" svg:y="4.066cm">
          <text:list text:style-name="L1">
            <text:list-header>
              <text:p text:style-name="P2"><text:span text:style-name="T2">SendTime - CurrentTime &gt; 0</text:span><text:span text:style-name="T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xml:id="id3" draw:id="id3" draw:layer="layout" svg:width="6.858cm" svg:height="3.81cm" svg:x="8.128cm" svg:y="15.4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364cm" svg:height="3.303cm" svg:x="7.876cm" svg:y="16.002cm">
          <text:list text:style-name="L1">
            <text:list-header>
              <text:p text:style-name="P2"><text:span text:style-name="T1">Calculate Send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xml:id="id2" draw:id="id2" draw:layer="layout" svg:width="6.858cm" svg:height="3.809cm" svg:x="17.78cm" svg:y="12.7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364cm" svg:height="3.303cm" svg:x="17.528cm" svg:y="13.462cm">
          <text:list text:style-name="L1">
            <text:list-header>
              <text:p text:style-name="P2"><text:span text:style-name="T1">Send MRT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xml:id="id1" draw:id="id1" draw:layer="layout" svg:width="5.587cm" svg:height="2.54cm" svg:x="22.098cm" svg:y="7.8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87cm" svg:height="1.195cm" svg:x="22.098cm" svg:y="8.457cm">
          <text:list text:style-name="L1">
            <text:list-header>
              <text:p text:style-name="P2"><text:span text:style-name="T1">Sleep(dif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xml:id="id8" draw:id="id8" draw:layer="layout" svg:width="6.348cm" svg:height="3.81cm" svg:x="1.272cm" svg:y="5.8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48cm" svg:height="2.722cm" svg:x="1.272cm" svg:y="6.604cm">
          <text:list text:style-name="L1">
            <text:list-header>
              <text:p text:style-name="P2"><text:span text:style-name="T1">Exit 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" draw:layer="layout" draw:line-skew="-0.127cm" svg:x1="24.891cm" svg:y1="10.414cm" svg:x2="21.209cm" svg:y2="12.701cm" draw:start-shape="id1" draw:start-glue-point="2" draw:end-shape="id2" draw:end-glue-point="0" svg:d="m24891 10414v1016h-3682v1271">
          <text:p/>
        </draw:connector>
        <draw:connector draw:style-name="gr9" draw:layer="layout" draw:line-skew="0cm 0.254cm" svg:x1="11.557cm" svg:y1="19.304cm" svg:x2="22.098cm" svg:y2="3.302cm" draw:start-shape="id3" draw:start-glue-point="2" draw:end-shape="id4" draw:end-glue-point="4" svg:d="m11557 19304v513h5207v-17028h5334v513">
          <text:p/>
        </draw:connector>
        <draw:custom-shape draw:style-name="gr10" draw:text-style-name="P1" xml:id="id7" draw:id="id7" draw:layer="layout" svg:width="8.127cm" svg:height="4.066cm" svg:x="7.62cm" svg:y="0.7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7.364cm" svg:height="3.302cm" svg:x="7.876cm" svg:y="1.27cm">
          <text:list text:style-name="L1">
            <text:list-header>
              <text:p text:style-name="P4"><text:span text:style-name="T2"><text:s/></text:span><text:span text:style-name="T2">Is MRT </text:span></text:p>
            </text:list-header>
            <text:list-item>
              <text:p text:style-name="P4"><text:span text:style-name="T2">message available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2.54cm" svg:height="0.961cm" svg:x="14.478cm" svg:y="1.27cm">
          <text:list text:style-name="L1">
            <text:list-header>
              <text:p text:style-name="P6"><text:span text:style-name="T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7" draw:layer="layout" svg:width="2.284cm" svg:height="0.961cm" svg:x="7.366cm" svg:y="1.579cm">
          <text:list text:style-name="L1">
            <text:list-header>
              <text:p text:style-name="P6"><text:span text:style-name="T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" draw:layer="layout" draw:line-skew="0cm 1.395cm" svg:x1="18.034cm" svg:y1="5.335cm" svg:x2="21.209cm" svg:y2="12.701cm" draw:start-shape="id4" draw:start-glue-point="5" draw:end-shape="id2" draw:end-glue-point="0" svg:d="m18034 5335h-514v6095h3689v1271">
          <text:p/>
        </draw:connector>
        <draw:connector draw:style-name="gr9" draw:layer="layout" draw:type="line" svg:x1="11.556cm" svg:y1="9.651cm" svg:x2="11.557cm" svg:y2="10.414cm" draw:start-shape="id5" draw:start-glue-point="2" draw:end-shape="id6" draw:end-glue-point="0" svg:d="m11556 9651 1 763">
          <text:p/>
        </draw:connector>
        <draw:connector draw:style-name="gr9" draw:layer="layout" draw:type="line" svg:x1="11.557cm" svg:y1="14.478cm" svg:x2="11.557cm" svg:y2="15.494cm" draw:start-shape="id6" draw:start-glue-point="2" draw:end-shape="id3" draw:end-glue-point="0" svg:d="m11557 14478v1016">
          <text:p/>
        </draw:connector>
        <draw:connector draw:style-name="gr9" draw:layer="layout" draw:line-skew="-1.019cm 3.815cm" svg:x1="26.161cm" svg:y1="5.335cm" svg:x2="24.891cm" svg:y2="7.874cm" draw:start-shape="id4" draw:start-glue-point="7" draw:end-shape="id1" draw:end-glue-point="0" svg:d="m26161 5335h1017v1269h-2287v1270">
          <text:p/>
        </draw:connector>
        <draw:connector draw:style-name="gr9" draw:layer="layout" svg:x1="7.62cm" svg:y1="2.795cm" svg:x2="4.446cm" svg:y2="5.842cm" draw:start-shape="id7" draw:start-glue-point="5" draw:end-shape="id8" svg:d="m7620 2795h-3174v3047">
          <text:p/>
        </draw:connector>
        <draw:connector draw:style-name="gr9" draw:layer="layout" draw:line-skew="0cm 4.831cm" svg:x1="15.747cm" svg:y1="2.795cm" svg:x2="11.556cm" svg:y2="5.842cm" draw:start-shape="id7" draw:start-glue-point="7" draw:end-shape="id5" draw:end-glue-point="0" svg:d="m15747 2795h513v2285h-4704v762">
          <text:p/>
        </draw:connector>
        <draw:connector draw:style-name="gr9" draw:layer="layout" draw:line-skew="3.298cm -15.876cm 0.259cm" svg:x1="21.209cm" svg:y1="16.51cm" svg:x2="11.684cm" svg:y2="0.762cm" draw:start-shape="id2" draw:start-glue-point="2" draw:end-shape="id7" draw:end-glue-point="4" svg:d="m21209 16510v3810h-20321v-19812h10796v254">
          <text:p/>
        </draw:connector>
        <draw:custom-shape draw:style-name="gr14" draw:text-style-name="P7" draw:layer="layout" svg:width="2.54cm" svg:height="0.961cm" svg:x="25.146cm" svg:y="3.865cm">
          <text:list text:style-name="L1">
            <text:list-header>
              <text:p text:style-name="P6"><text:span text:style-name="T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7" draw:layer="layout" svg:width="2.284cm" svg:height="0.961cm" svg:x="17.02cm" svg:y="4.064cm">
          <text:list text:style-name="L1">
            <text:list-header>
              <text:p text:style-name="P6"><text:span text:style-name="T3">N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" presentation:class="page"/>
          <draw:frame presentation:style-name="pr1" draw:text-style-name="P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10" draw:id="id10" draw:layer="layout" svg:width="8.127cm" svg:height="4.824cm" svg:x="3.81cm" svg:y="10.6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8.127cm" svg:height="4.824cm" svg:x="3.81cm" svg:y="2.2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8.127cm" svg:height="4.824cm" svg:x="18.036cm" svg:y="10.6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127cm" svg:height="2.139cm" svg:x="3.81cm" svg:y="11.937cm">
          <text:list text:style-name="L1">
            <text:list-header>
              <text:p text:style-name="P9"><text:span text:style-name="T1">MRT Feeder Application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8.127cm" svg:height="1.705cm" svg:x="3.81cm" svg:y="3.883cm">
          <text:list text:style-name="L1">
            <text:list-header>
              <text:p text:style-name="P9"><text:span text:style-name="T1">MRT File Input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7" draw:text-style-name="P10" draw:layer="layout" draw:type="line" svg:x1="7.873cm" svg:y1="7.108cm" svg:x2="7.873cm" svg:y2="10.667cm" draw:start-shape="id9" draw:start-glue-point="2" draw:end-shape="id10" draw:end-glue-point="0" svg:d="m7873 7108v3559">
          <text:p/>
        </draw:connector>
        <draw:connector draw:style-name="gr17" draw:text-style-name="P10" draw:layer="layout" draw:type="line" svg:x1="11.937cm" svg:y1="13.079cm" svg:x2="18.036cm" svg:y2="13.079cm" draw:start-shape="id10" draw:start-glue-point="1" draw:end-shape="id11" draw:end-glue-point="3" svg:d="m11937 13079h6099">
          <text:p/>
        </draw:connector>
        <draw:custom-shape draw:style-name="gr16" draw:text-style-name="P1" draw:layer="layout" svg:width="8.127cm" svg:height="2.139cm" svg:x="18.036cm" svg:y="11.937cm">
          <text:list text:style-name="L1">
            <text:list-header>
              <text:p text:style-name="P9"><text:span text:style-name="T1">BGPmon </text:span></text:p>
              <text:p text:style-name="P9"><text:span text:style-name="T1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5.843cm" svg:height="1.777cm" svg:x="12.193cm" svg:y="10.669cm">
          <text:list text:style-name="L1">
            <text:list-header>
              <text:p text:style-name="P9"><text:span text:style-name="T3">TCP connection for MRT mess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5.08cm" svg:height="1.671cm" svg:x="3.303cm" svg:y="7.62cm">
          <text:list text:style-name="L1">
            <text:list-header>
              <text:p text:style-name="P9"><text:span text:style-name="T3">MRT message stre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10" draw:text-style-name="P1" xml:id="id12" draw:id="id12" draw:layer="layout" svg:width="6.856cm" svg:height="3.809cm" svg:x="10.42cm" svg:y="1.0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3" draw:id="id13" draw:layer="layout" svg:width="6.856cm" svg:height="3.809cm" svg:x="10.414cm" svg:y="5.8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856cm" svg:height="2.139cm" svg:x="10.416cm" svg:y="6.752cm">
          <text:list text:style-name="L1">
            <text:list-header>
              <text:p text:style-name="P9"><text:span text:style-name="T1">Load </text:span></text:p>
              <text:p text:style-name="P9"><text:span text:style-name="T1">MRT File</text:span><text:span text:style-name="T5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" draw:layer="layout" svg:width="6.856cm" svg:height="2.139cm" svg:x="10.42cm" svg:y="2.033cm">
          <text:list text:style-name="L1">
            <text:list-header>
              <text:p text:style-name="P9"><text:span text:style-name="T1">Open TCP Connection</text:span><text:span text:style-name="T5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" xml:id="id14" draw:id="id14" draw:layer="layout" svg:width="6.856cm" svg:height="3.809cm" svg:x="10.418cm" svg:y="10.6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856cm" svg:height="2.139cm" svg:x="10.42cm" svg:y="11.176cm">
          <text:list text:style-name="L1">
            <text:list-header>
              <text:p text:style-name="P9"><text:span text:style-name="T1">Use Pacing Algorithm for MRT Mess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" xml:id="id15" draw:id="id15" draw:layer="layout" svg:width="6.856cm" svg:height="3.809cm" svg:x="10.418cm" svg:y="15.7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856cm" svg:height="2.139cm" svg:x="10.42cm" svg:y="16.659cm">
          <text:list text:style-name="L1">
            <text:list-header>
              <text:p text:style-name="P9"><text:span text:style-name="T1">Close TCP Conn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" draw:layer="layout" draw:type="line" svg:x1="13.848cm" svg:y1="4.827cm" svg:x2="13.842cm" svg:y2="5.842cm" draw:start-shape="id12" draw:start-glue-point="2" draw:end-shape="id13" draw:end-glue-point="0" svg:d="m13848 4827-6 1015">
          <text:p/>
        </draw:connector>
        <draw:connector draw:style-name="gr9" draw:layer="layout" draw:type="line" svg:x1="13.842cm" svg:y1="9.651cm" svg:x2="13.846cm" svg:y2="10.668cm" draw:start-shape="id13" draw:start-glue-point="2" draw:end-shape="id14" draw:end-glue-point="0" svg:d="m13842 9651 4 1017">
          <text:p/>
        </draw:connector>
        <draw:connector draw:style-name="gr9" draw:layer="layout" draw:type="line" svg:x1="13.846cm" svg:y1="14.477cm" svg:x2="13.846cm" svg:y2="15.749cm" draw:start-shape="id14" draw:start-glue-point="2" draw:end-shape="id15" draw:end-glue-point="0" svg:d="m13846 14477v1272">
          <text:p/>
        </draw:connector>
        <presentation:notes draw:style-name="dp2">
          <draw:page-thumbnail draw:style-name="gr20" draw:layer="layout" svg:width="13.966cm" svg:height="10.474cm" svg:x="3.81cm" svg:y="2.12cm" draw:page-number="3" presentation:class="page"/>
          <draw:frame presentation:style-name="pr2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8.127cm" svg:height="4.824cm" svg:x="3.554cm" svg:y="10.9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7cm" svg:height="4.824cm" svg:x="3.554cm" svg:y="2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7cm" svg:height="4.824cm" svg:x="18.036cm" svg:y="10.9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127cm" svg:height="2.139cm" svg:x="3.554cm" svg:y="12.193cm">
          <text:list text:style-name="L1">
            <text:list-header>
              <text:p text:style-name="P9"><text:span text:style-name="T1">MRT Fetcher Application</text:span><text:span text:style-name="T5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8.127cm" svg:height="2.469cm" svg:x="3.554cm" svg:y="3.303cm">
          <text:list text:style-name="L1">
            <text:list-header>
              <text:p text:style-name="P9"><text:span text:style-name="T1">RouteViews Colle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8.127cm" svg:height="2.139cm" svg:x="18.036cm" svg:y="12.193cm">
          <text:list text:style-name="L1">
            <text:list-header>
              <text:p text:style-name="P9"><text:span text:style-name="T1">BGPmon </text:span></text:p>
              <text:p text:style-name="P9"><text:span text:style-name="T1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1" draw:text-style-name="P10" draw:layer="layout" svg:x1="6.853cm" svg:y1="6.857cm" svg:x2="6.858cm" svg:y2="10.923cm">
          <text:p/>
        </draw:line>
        <draw:line draw:style-name="gr21" draw:text-style-name="P10" draw:layer="layout" svg:x1="8.124cm" svg:y1="6.857cm" svg:x2="8.128cm" svg:y2="10.923cm">
          <text:p/>
        </draw:line>
        <draw:line draw:style-name="gr21" draw:text-style-name="P10" draw:layer="layout" svg:x1="11.686cm" svg:y1="12.444cm" svg:x2="18.036cm" svg:y2="12.449cm">
          <text:p/>
        </draw:line>
        <draw:line draw:style-name="gr21" draw:text-style-name="P10" draw:layer="layout" svg:x1="11.686cm" svg:y1="13.714cm" svg:x2="18.036cm" svg:y2="13.719cm">
          <text:p/>
        </draw:line>
        <draw:custom-shape draw:style-name="gr18" draw:text-style-name="P1" draw:layer="layout" svg:width="5.08cm" svg:height="2.386cm" svg:x="12.193cm" svg:y="9.904cm">
          <text:list text:style-name="L1">
            <text:list-header>
              <text:p text:style-name="P9"><text:span text:style-name="T3">TCP connection for MRT update mess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5.08cm" svg:height="2.386cm" svg:x="12.193cm" svg:y="13.873cm">
          <text:list text:style-name="L1">
            <text:list-header>
              <text:p text:style-name="P9"><text:span text:style-name="T3">TCP connection for MRT table mess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5.08cm" svg:height="1.874cm" svg:x="2.286cm" svg:y="7.778cm">
          <text:list text:style-name="L1">
            <text:list-header>
              <text:p text:style-name="P9"><text:span text:style-name="T3">MRT update mess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5.08cm" svg:height="1.671cm" svg:x="7.366cm" svg:y="7.727cm">
          <text:list text:style-name="L1">
            <text:list-header>
              <text:p text:style-name="P9"><text:span text:style-name="T3">MRT table messa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4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custom-shape draw:style-name="gr10" draw:text-style-name="P1" xml:id="id16" draw:id="id16" draw:layer="layout" svg:width="7.364cm" svg:height="4.317cm" svg:x="5.334cm" svg:y="0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4cm" svg:height="2.139cm" svg:x="5.334cm" svg:y="1.777cm">
          <text:list text:style-name="L1">
            <text:list-header>
              <text:p text:style-name="P9"><text:span text:style-name="T1">Open Two TCP Connections</text:span><text:span text:style-name="T5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" xml:id="id17" draw:id="id17" draw:layer="layout" svg:width="7.364cm" svg:height="4.317cm" svg:x="5.336cm" svg:y="5.8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4cm" svg:height="2.139cm" svg:x="5.336cm" svg:y="6.857cm">
          <text:list text:style-name="L1">
            <text:list-header>
              <text:p text:style-name="P9"><text:span text:style-name="T1">Fetch MRT </text:span></text:p>
            </text:list-header>
            <text:list-item>
              <text:p text:style-name="P9"><text:span text:style-name="T1">Table File</text:span><text:span text:style-name="T5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" xml:id="id18" draw:id="id18" draw:layer="layout" svg:width="7.364cm" svg:height="4.317cm" svg:x="5.336cm" svg:y="10.9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4cm" svg:height="2.139cm" svg:x="5.336cm" svg:y="11.938cm">
          <text:list text:style-name="L1">
            <text:list-header>
              <text:p text:style-name="P9"><text:span text:style-name="T1">Send MRT </text:span></text:p>
            </text:list-header>
            <text:list-item>
              <text:p text:style-name="P9"><text:span text:style-name="T1">Table Messa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" xml:id="id19" draw:id="id19" draw:layer="layout" svg:width="7.364cm" svg:height="4.317cm" svg:x="5.336cm" svg:y="16.0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4cm" svg:height="2.139cm" svg:x="5.336cm" svg:y="17.017cm">
          <text:list text:style-name="L1">
            <text:list-header>
              <text:p text:style-name="P9"><text:span text:style-name="T1">Close TCP conn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" xml:id="id20" draw:id="id20" draw:layer="layout" svg:width="7.364cm" svg:height="4.317cm" svg:x="14.734cm" svg:y="0.7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4cm" svg:height="2.139cm" svg:x="14.734cm" svg:y="1.777cm">
          <text:list text:style-name="L1">
            <text:list-header>
              <text:p text:style-name="P9"><text:span text:style-name="T1">Fetch MRT </text:span></text:p>
            </text:list-header>
            <text:list-item>
              <text:p text:style-name="P9"><text:span text:style-name="T1">Update File</text:span><text:span text:style-name="T5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" xml:id="id22" draw:id="id22" draw:layer="layout" svg:width="7.364cm" svg:height="4.317cm" svg:x="14.73cm" svg:y="5.8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xml:id="id21" draw:id="id21" draw:layer="layout" svg:width="7.364cm" svg:height="2.139cm" svg:x="14.73cm" svg:y="5.99cm">
          <text:list text:style-name="L1">
            <text:list-header>
              <text:p text:style-name="P9"><text:span text:style-name="T1">Use Pacing Algorithm</text:span></text:p>
            </text:list-header>
            <text:list-item>
              <text:p text:style-name="P9"><text:span text:style-name="T1">for MRT Update Meessages</text:span></text:p>
            </text:list-item>
            <text:list-item>
              <text:p text:style-name="P9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" xml:id="id23" draw:id="id23" draw:layer="layout" svg:width="7.364cm" svg:height="4.317cm" svg:x="14.734cm" svg:y="10.9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4cm" svg:height="2.139cm" svg:x="14.734cm" svg:y="11.938cm">
          <text:list text:style-name="L1">
            <text:list-header>
              <text:p text:style-name="P9"><text:span text:style-name="T1">Close TCP Conn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" draw:layer="layout" draw:type="line" svg:x1="9.016cm" svg:y1="5.08cm" svg:x2="9.018cm" svg:y2="5.843cm" draw:start-shape="id16" draw:start-glue-point="2" draw:end-shape="id17" draw:end-glue-point="0" svg:d="m9016 5080 2 763">
          <text:p/>
        </draw:connector>
        <draw:connector draw:style-name="gr9" draw:layer="layout" draw:type="line" svg:x1="9.018cm" svg:y1="10.16cm" svg:x2="9.018cm" svg:y2="10.924cm" draw:start-shape="id17" draw:start-glue-point="2" draw:end-shape="id18" draw:end-glue-point="0" svg:d="m9018 10160v764">
          <text:p/>
        </draw:connector>
        <draw:connector draw:style-name="gr9" draw:layer="layout" draw:type="line" svg:x1="9.018cm" svg:y1="15.241cm" svg:x2="9.018cm" svg:y2="16.003cm" draw:start-shape="id18" draw:start-glue-point="2" draw:end-shape="id19" draw:end-glue-point="0" svg:d="m9018 15241v762">
          <text:p/>
        </draw:connector>
        <draw:connector draw:style-name="gr9" draw:layer="layout" draw:type="line" svg:x1="18.416cm" svg:y1="5.08cm" svg:x2="18.412cm" svg:y2="5.99cm" draw:start-shape="id20" draw:start-glue-point="2" draw:end-shape="id21" draw:end-glue-point="0" svg:d="m18416 5080-4 910">
          <text:p/>
        </draw:connector>
        <draw:connector draw:style-name="gr9" draw:layer="layout" draw:type="line" svg:x1="18.412cm" svg:y1="10.16cm" svg:x2="18.416cm" svg:y2="10.924cm" draw:start-shape="id22" draw:start-glue-point="2" draw:end-shape="id23" draw:end-glue-point="0" svg:d="m18412 10160 4 764">
          <text:p/>
        </draw:connector>
        <draw:connector draw:style-name="gr9" draw:layer="layout" svg:x1="12.7cm" svg:y1="18.161cm" svg:x2="14.734cm" svg:y2="2.921cm" draw:start-shape="id19" draw:end-shape="id20" svg:d="m12700 18161h1017v-15240h1017">
          <text:p/>
        </draw:connector>
        <presentation:notes draw:style-name="dp2">
          <draw:page-thumbnail draw:style-name="gr20" draw:layer="layout" svg:width="13.966cm" svg:height="10.474cm" svg:x="3.81cm" svg:y="2.12cm" draw:page-number="5" presentation:class="page"/>
          <draw:frame presentation:style-name="pr2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5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6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hail Strizhov</meta:initial-creator>
    <meta:creation-date>2011-09-27T10:29:31</meta:creation-date>
    <dc:creator>Mikhail Strizhov</dc:creator>
    <dc:date>2011-09-27T15:31:16</dc:date>
    <meta:editing-cycles>7</meta:editing-cycles>
    <meta:editing-duration>P2171DT11H44M10S</meta:editing-duration>
    <meta:generator>LibreOffice/3.4$Unix LibreOffice_project/340m1$Build-302</meta:generator>
    <meta:document-statistic meta:object-count="116"/>
  </office:meta>
</office:document-meta>
</file>